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956cm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7.138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5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6.3cm" svg:height="2.7cm" svg:x="7.5cm" svg:y="3.4cm">
          <text:p text:style-name="P1">输入字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3cm" svg:height="2.7cm" svg:x="7.6cm" svg:y="8.7cm">
          <text:p text:style-name="P1">输入权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3cm" svg:height="2.7cm" svg:x="1.7cm" svg:y="15.3cm">
          <text:p text:style-name="P1">读写文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8cm" svg:height="2.7cm" svg:x="8.5cm" svg:y="15.253cm">
          <text:p text:style-name="P1">终端输出编码，译码及哈夫曼树构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xml:id="id5" draw:id="id5" draw:layer="layout" draw:type="curve" draw:line-skew="-0.524cm" svg:x1="4.85cm" svg:y1="15.3cm" svg:x2="13.9cm" svg:y2="15.253cm" draw:start-shape="id1" draw:start-glue-point="4" draw:end-shape="id2" draw:end-glue-point="4" svg:d="M4850 15300c0-1608 9050-1584 9050-47" svg:viewBox="0 0 9051 1204">
          <text:p/>
        </draw:connector>
        <draw:connector draw:style-name="gr4" draw:text-style-name="P2" draw:layer="layout" draw:type="line" svg:x1="10.65cm" svg:y1="6.1cm" svg:x2="10.75cm" svg:y2="8.7cm" draw:start-shape="id3" draw:start-glue-point="8" draw:end-shape="id4" draw:end-glue-point="4" svg:d="M10650 6100l100 2600" svg:viewBox="0 0 101 2601">
          <text:p/>
        </draw:connector>
        <draw:connector draw:style-name="gr4" draw:text-style-name="P2" draw:layer="layout" draw:type="line" svg:x1="10.75cm" svg:y1="11.4cm" svg:x2="9.375cm" svg:y2="14.097cm" draw:start-shape="id4" draw:start-glue-point="8" draw:end-shape="id5" draw:end-glue-point="0" svg:d="M10750 11400l-1375 2697" svg:viewBox="0 0 1376 2698">
          <text:p/>
        </draw:connector>
        <draw:connector draw:style-name="gr5" draw:text-style-name="P2" xml:id="id6" draw:id="id6" draw:layer="layout" draw:type="curve" draw:line-skew="0.398cm" svg:x1="4.85cm" svg:y1="18cm" svg:x2="13.9cm" svg:y2="17.953cm" draw:start-shape="id1" draw:start-glue-point="8" draw:end-shape="id2" draw:end-glue-point="8" svg:d="M4850 18000c0 1348 9050 1372 9050-47" svg:viewBox="0 0 9051 1062">
          <text:p/>
        </draw:connector>
        <draw:connector draw:style-name="gr4" draw:text-style-name="P2" draw:layer="layout" draw:type="line" svg:x1="9.375cm" svg:y1="19.014cm" svg:x2="10.95cm" svg:y2="22.8cm" draw:start-shape="id6" draw:start-glue-point="0" draw:end-shape="id7" draw:end-glue-point="4" svg:d="M9375 19014l1575 3786" svg:viewBox="0 0 1576 3787">
          <text:p/>
        </draw:connector>
        <draw:custom-shape draw:style-name="gr1" draw:text-style-name="P1" xml:id="id7" draw:id="id7" draw:layer="layout" svg:width="6.3cm" svg:height="2.7cm" svg:x="7.8cm" svg:y="22.8cm">
          <text:p text:style-name="P1">可视化输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3cm" svg:height="1.8cm" svg:x="4cm" svg:y="1.2cm">
          <text:p text:style-name="P1">概要设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20:15:43.235795819</meta:creation-date>
    <dc:date>2018-12-29T20:21:42.325152372</dc:date>
    <meta:editing-duration>PT5M59S</meta:editing-duration>
    <meta:editing-cycles>1</meta:editing-cycles>
    <meta:document-statistic meta:object-count="11"/>
    <meta:generator>LibreOffice/6.1.2.1$Linux_X86_64 LibreOffice_project/10$Build-1</meta:generator>
  </office:meta>
</office:document-meta>
</file>